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dResponse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ponse.get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ponse.setExpires( Long new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ponse.getValidity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ponse.setLastModified( long lastModifi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ponse.getExpir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ponse.CachedResponse( SourceValidity validityObject , byte [ ]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ponse.setContentTyp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pons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dResponse.CachedResponse( SourceValidity [ ] validityObjects , byte [ ] response , Long expi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dResponse.CachedResponse( SourceValidity [ ] validityObjects , byte [ ]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